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059" svg:font-family="C059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059" fo:font-size="12pt" style:font-size-asian="12pt" style:font-size-complex="12pt"/>
    </style:style>
    <style:style style:name="P2" style:family="paragraph" style:parent-style-name="Standard">
      <style:text-properties style:font-name="C059" fo:font-size="12pt" officeooo:paragraph-rsid="0019701c" style:font-size-asian="12pt" style:font-size-complex="12pt"/>
    </style:style>
    <style:style style:name="P3" style:family="paragraph" style:parent-style-name="Standard">
      <style:text-properties style:font-name="C059" fo:font-size="12pt" officeooo:paragraph-rsid="0019a02c" style:font-size-asian="12pt" style:font-size-complex="12pt"/>
    </style:style>
    <style:style style:name="P4" style:family="paragraph" style:parent-style-name="Standard">
      <style:text-properties style:font-name="C059" fo:font-size="12pt" officeooo:rsid="0019a02c" officeooo:paragraph-rsid="0019a02c" style:font-size-asian="12pt" style:font-size-complex="12pt"/>
    </style:style>
    <style:style style:name="P5" style:family="paragraph" style:parent-style-name="Standard">
      <style:text-properties style:font-name="C059" fo:font-size="12pt" officeooo:rsid="001a2360" officeooo:paragraph-rsid="001a2360" style:font-size-asian="12pt" style:font-size-complex="12pt"/>
    </style:style>
    <style:style style:name="P6" style:family="paragraph" style:parent-style-name="Text_20_body">
      <style:text-properties style:font-name="C059" fo:font-size="12pt" style:font-size-asian="12pt" style:font-size-complex="12pt"/>
    </style:style>
    <style:style style:name="P7" style:family="paragraph" style:parent-style-name="Standard">
      <style:text-properties style:font-name="C059" fo:font-size="12pt" fo:font-weight="normal" officeooo:paragraph-rsid="0019701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059" fo:font-size="12pt" fo:font-weight="normal" officeooo:rsid="0019a02c" officeooo:paragraph-rsid="0019a02c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059" fo:font-size="12pt" fo:font-weight="normal" officeooo:rsid="0019a02c" officeooo:paragraph-rsid="001a236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C059" fo:font-size="12pt" officeooo:paragraph-rsid="0019a02c" style:font-size-asian="12pt" style:font-size-complex="12pt"/>
    </style:style>
    <style:style style:name="P11" style:family="paragraph" style:parent-style-name="Standard">
      <style:text-properties style:font-name="C059" fo:font-size="12pt" fo:font-weight="bold" officeooo:rsid="0019a02c" officeooo:paragraph-rsid="0019a02c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C059" fo:font-size="12pt" officeooo:paragraph-rsid="001b0453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C059" fo:font-size="12pt" officeooo:paragraph-rsid="001b0453" style:font-size-asian="12pt" style:font-size-complex="12pt"/>
    </style:style>
    <style:style style:name="P14" style:family="paragraph" style:parent-style-name="Text_20_body">
      <style:text-properties officeooo:paragraph-rsid="001b0453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01c" style:font-weight-asian="bold" style:font-weight-complex="bold"/>
    </style:style>
    <style:style style:name="T7" style:family="text">
      <style:text-properties fo:font-weight="bold" officeooo:rsid="0019a02c" style:font-weight-asian="bold" style:font-weight-complex="bold"/>
    </style:style>
    <style:style style:name="T8" style:family="text">
      <style:text-properties fo:font-weight="bold" officeooo:rsid="0019701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9701c" style:font-weight-asian="normal" style:font-weight-complex="normal"/>
    </style:style>
    <style:style style:name="T11" style:family="text">
      <style:text-properties fo:font-weight="normal" officeooo:rsid="0019a02c" style:font-weight-asian="normal" style:font-weight-complex="normal"/>
    </style:style>
    <style:style style:name="T12" style:family="text">
      <style:text-properties officeooo:rsid="0019a02c"/>
    </style:style>
    <style:style style:name="T13" style:family="text">
      <style:text-properties style:font-name="C059" fo:font-size="12pt" style:font-size-asian="12pt" style:font-size-complex="12pt"/>
    </style:style>
    <style:style style:name="T14" style:family="text">
      <style:text-properties style:font-name="C059" fo:font-size="12pt" officeooo:rsid="0019a02c" style:font-size-asian="12pt" style:font-size-complex="12pt"/>
    </style:style>
    <style:style style:name="T15" style:family="text">
      <style:text-properties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IPv4 </text:span><text:span text:style-name="T9">e</text:span><text:span text:style-name="T5"> IPv6</text:span></text:p>
      <text:p text:style-name="P6">Bom, existem duas versões do protocolo IP:</text:p>
      <text:p text:style-name="P6">O <text:span text:style-name="T5">IPv4 </text:span>que é a versão que estamos utilizando atualmente, onde<text:line-break/>utilizamos na grande maioria da situação, porém com a chegada nos novos<text:line-break/>aparelhos, os IP foram ficando limitados necessitam de mais assim surgindo o<text:line-break/>IPv6. </text:p>
      <text:p text:style-name="P6">O <text:span text:style-name="T5">IPv6</text:span> é uma versão mais <text:span text:style-name="T3">legal</text:span> melhorada que prevê um número brutalmente maior de endereços, onde podemos dizer que é o <text:span text:style-name="T3">reserva</text:span> sucessor do IPV4. </text:p>
      <text:p text:style-name="P6"><text:span text:style-name="T4">Minha </text:span><text:span text:style-name="T8">o</text:span><text:span text:style-name="T4">pinião</text:span>: O objetivo do IPv6 é acelerar a internet que tem sofrido lentidões extremas devido ao atrasado padrão IPv4. Com o IPv6, os <text:span text:style-name="T1">brasileiros </text:span>poderão baixar filmes em apenas 2 minutos em uma conexão discada de 28 Kbps e poderão baixar a internet inteira com em 6 minutos e meio com uma conexão de 6 Mbps.</text:p>
      <text:p text:style-name="P6"><text:span text:style-name="T2">IPsec</text:span>, um protocolo <text:span text:style-name="T3">maneiro</text:span> que dá segurança para a galera, fornecendo privacidade do usuário, integridade de dados, onde garante que o conteúdo chegue no local de origem.</text:p>
      <text:p text:style-name="P1"/>
      <text:p text:style-name="P2"><text:span text:style-name="T6">ICMP </text:span><text:span text:style-name="T10">(Internet Control Message Protocol) </text:span><text:span text:style-name="T9">é um protocolo utilizado para fornecer relatórios de erros ao host que deu origem aos pacotes enviados na rede. O ICMP apenas informa erros ao nível IP de origem, </text:span><text:span text:style-name="T11">não tendo nenhuma</text:span><text:span text:style-name="T9"> responsabilidade sobre a correção dos mesmos.</text:span></text:p>
      <text:p text:style-name="P7"/>
      <text:p text:style-name="P3"><text:span text:style-name="T7">ARP</text:span><text:span text:style-name="T11">, é um protocolo que</text:span><text:span text:style-name="T7"> </text:span>permite conhecer o endereço físico de uma placa de rede que corresponde a um endereço IP. <text:span text:style-name="T12">É</text:span> <text:span text:style-name="T12">por isto</text:span> que se chama Protocolo de resolução de endereço (em inglês ARP significa <text:span text:style-name="T15">Address Resolution Protocol</text:span>). </text:p>
      <text:p text:style-name="P3"/>
      <text:list xml:id="list3582361138365366007" text:style-name="L1">
        <text:list-item>
          <text:p text:style-name="P10">O mecanismo de tradução de endereços implementado pelo ARP é baseado no uso de broadcast.</text:p>
        </text:list-item>
        <text:list-item>
          <text:p text:style-name="P10">O ARP foi originalmente usado em redes Ethernet, mas o seu projeto é genérico, podendo ser usado em outros tipos de tecnologias de rede tais como Token -Ring e FDDI.</text:p>
        </text:list-item>
      </text:list>
      <text:p text:style-name="P3"/>
      <text:p text:style-name="P3"><text:s/></text:p>
      <text:p text:style-name="P3"><text:span text:style-name="T7">NAT</text:span><text:span text:style-name="T11"> </text:span><text:span text:style-name="T9">(Network Address Translation) </text:span><text:span text:style-name="T11">como nome já diz ele faz a tradução dos endereços Ip e portas TCP da rede local para a Internet, Ele atribui a cada empresa um único endereço IP</text:span></text:p>
      <text:p text:style-name="P8"/>
      <text:p text:style-name="P14"><text:span text:style-name="Strong_20_Emphasis"><text:span text:style-name="T14">NAT X Proxy </text:span></text:span></text:p>
      <text:p text:style-name="P14"><text:span text:style-name="Emphasis"><text:span text:style-name="T13">Vendo que a aplicação prática do NAT em uma rede local é para distribuição do acesso à internet, NAT seria um proxy? </text:span></text:span></text:p>
      <text:p text:style-name="P12"><text:soft-page-break/>Na verdade não, essa é uma confusão que muitas pessoas fazem, o proxy tem função de armazenamento em cachê. Ele armazena os sites no servidor e distribui para a rede, quando o site requisitado não é encontrado no servidor, este vai a busca do site e o armazena. O proxy não depende de DNS instalado no servidor como o NAT. </text:p>
      <text:p text:style-name="P12"><text:span text:style-name="Emphasis"><text:span text:style-name="T7">Posso utilizar Nat e Proxy juntos? </text:span></text:span></text:p>
      <text:p text:style-name="P13">Esta solução seria a ideal quando se tem uma rede um pouco extensa para diminuição do consumo da banda de seu link com a internet. Habilitar um Proxy para conteúdo http e deixar o resto com o NAT vai fazer com que o trafego do seu link diminua bastante. </text:p>
      <text:p text:style-name="P8"/>
      <text:p text:style-name="P11">Referências:</text:p>
      <text:p text:style-name="P8"/>
      <text:p text:style-name="P4"><text:span text:style-name="T9">AMADEU, Renato. </text:span><text:span text:style-name="Strong_20_Emphasis">Afinal, o que é NAT? </text:span><text:span text:style-name="T9">Disponível em: &lt;http://imasters.com.br/artigo/1904/redes-e-servidores/afinal-o-que-e-nat?trace=1519021197&amp;source=single&gt;. Acesso em: 26 mar. 2004.</text:span></text:p>
      <text:p text:style-name="P8"/>
      <text:p text:style-name="P8"/>
      <text:p text:style-name="P5"><text:span text:style-name="T9">NASCIMENTO, Marcelo B do. </text:span><text:span text:style-name="Strong_20_Emphasis">Protocolo ICMP, Ping e Traceroute. </text:span><text:span text:style-name="T9">Disponível em: &lt;http://www.dltec.com.br/blog/cisco/protocolo-icmp-ping-e-traceroute/&gt;. Acesso em: 16 out. 2015.</text:span></text:p>
      <text:p text:style-name="P9"/>
      <text:p text:style-name="P4"><text:span text:style-name="T9">MORIMOTO, Carlos E. (Ed.). </text:span><text:span text:style-name="Strong_20_Emphasis">IPv4. </text:span><text:span text:style-name="T9">2005. Disponível em: &lt;http://www.hardware.com.br/termos/ipv4&gt;. Acesso em: 26 jun. 2005.</text:span></text:p>
      <text:p text:style-name="P8"/>
      <text:p text:style-name="P4"><text:span text:style-name="T9">BEAL, Vangie. </text:span><text:span text:style-name="Strong_20_Emphasis">What is The Difference Between IPv6 and IPv4? </text:span><text:span text:style-name="T9">Disponível em: &lt;http://www.webopedia.com/DidYouKnow/Internet/ipv6_ipv4_difference.html&gt;. Acesso em: 27 jan. 20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059" svg:font-family="C059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31:01.621928760</meta:creation-date>
    <dc:date>2016-10-19T09:22:07.936958891</dc:date>
    <meta:editing-duration>PT11M53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2" meta:paragraph-count="22" meta:word-count="523" meta:character-count="3230" meta:non-whitespace-character-count="2721"/>
  </office:meta>
</office:document-meta>
</file>